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ebrews 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Christ, The Selected One (1:1-3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Christ, The Selected One (1:1-3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Revelation (1:1-2a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Revelation (1:1-2a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In the Old Testament, God revealed himself through his messengers (1:1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In the New Testament, God revealed himself through his Messiah (1:2a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Christ, The Selected One (1:1-3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Revelation (1:1-2a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Creation (1:2b-3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Creation (1:2b-3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Son made the universe (1:2b)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Son maintains the universe (1:3b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Christ, The Selected One (1:1-3):<text:s text:c="1"/></text:span><text:span text:style-name="a497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Revelation (1:1-2a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Creation (1:2b-3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Representation (1:3a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Purification (1:3c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Hebrews 1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Christ, The Selected One (1:1-3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CHRIST, THE SUPERIOR ONE (1:4-14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-title-Title-Slide" presentation:presentation-page-layout-name="Master1-PPL1" draw:id="Slide-263">
        <draw:frame draw:id="id97" presentation:style-name="a535" draw:name="Title 1" svg:x="1.38in" svg:y="0.83in" svg:width="10.3in" svg:height="4.42in" presentation:class="title" presentation:placeholder="false">
          <draw:text-box>
            <text:p text:style-name="a534" text:class-names="" text:cond-style-name=""><text:span text:style-name="a532" text:class-names="">CHRIST, THE SUPERIOR ONE (1:4-14):<text:s text:c="1"/></text:span><text:span text:style-name="a533" text:class-names=""/></text:p>
          </draw:text-box>
          <svg:title/>
          <svg:desc/>
        </draw:frame>
        <draw:frame draw:id="id98" presentation:style-name="a540" draw:name="Subtitle 2" svg:x="1.38in" svg:y="5.25in" svg:width="10.3in" svg:height="1.85in" presentation:class="subtitle" presentation:placeholder="false">
          <draw:text-box>
            <text:p text:style-name="a537" text:class-names="" text:cond-style-name=""><text:span text:style-name="a536" text:class-names=""><text:s text:c="1"/>In regard to his reign (1:8-12)<text:s text:c="1"/></text:span></text:p>
            <text:p text:style-name="a539" text:class-names="" text:cond-style-name=""><text:span text:style-name="a538" text:class-names=""/></text:p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In regard to his reign (1:8-12)<text:s text:c="1"/></text:span><text:span text:style-name="a543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It will be a righteous reign (1:8-9).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It will be an eternal reign (1:10-12).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2-tx-Title-and-Text" presentation:presentation-page-layout-name="Master1-PPL12" draw:id="Slide-265">
        <draw:frame draw:id="id101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CHRIST, THE SUPERIOR ONE (1:4-14):<text:s text:c="1"/></text:span><text:span text:style-name="a558" text:class-names=""/></text:p>
          </draw:text-box>
          <svg:title/>
          <svg:desc/>
        </draw:frame>
        <draw:frame draw:id="id102" presentation:style-name="a570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In regard to his reign (1:8-12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In regard to his reward (1:13-14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Hebrews 1<text:s text:c="1"/>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Christ, The Selected One (1:1-3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CHRIST, THE SUPERIOR ONE (1:4-14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1 </dc:title>
    <meta:initial-creator>David STRICKLAND</meta:initial-creator>
    <dc:creator>David STRICKLAND</dc:creator>
    <meta:creation-date>2020-02-22T17:32:02Z</meta:creation-date>
    <dc:date>2020-02-22T17:32:02Z</dc:date>
    <meta:template xlink:href="BibleStudy" xlink:type="simple"/>
    <meta:editing-cycles>1</meta:editing-cycles>
    <meta:editing-duration>PT0S</meta:editing-duration>
    <meta:document-statistic meta:paragraph-count="32" meta:word-count="235"/>
  </office:meta>
</office:document-meta>
</file>